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c4f176"/>
    </style:style>
    <style:style style:name="T56" style:family="text">
      <style:text-properties officeooo:rsid="03b4652d"/>
    </style:style>
    <style:style style:name="T57" style:family="text">
      <style:text-properties officeooo:rsid="0473a949"/>
    </style:style>
    <style:style style:name="T58" style:family="text">
      <style:text-properties officeooo:rsid="0387836c"/>
    </style:style>
    <style:style style:name="T59" style:family="text">
      <style:text-properties officeooo:rsid="023c6ef8"/>
    </style:style>
    <style:style style:name="T60" style:family="text">
      <style:text-properties officeooo:rsid="023d86f1"/>
    </style:style>
    <style:style style:name="T61" style:family="text">
      <style:text-properties officeooo:rsid="023e4245"/>
    </style:style>
    <style:style style:name="T62" style:family="text">
      <style:text-properties style:font-name="EB Garamond 12 All SC"/>
    </style:style>
    <style:style style:name="T63" style:family="text">
      <style:text-properties style:font-name="EB Garamond 12 All SC" officeooo:rsid="03106751"/>
    </style:style>
    <style:style style:name="T64" style:family="text">
      <style:text-properties officeooo:rsid="02f83ef8"/>
    </style:style>
    <style:style style:name="T65" style:family="text">
      <style:text-properties officeooo:rsid="030830fa"/>
    </style:style>
    <style:style style:name="T66" style:family="text">
      <style:text-properties officeooo:rsid="030fd317"/>
    </style:style>
    <style:style style:name="T67" style:family="text">
      <style:text-properties officeooo:rsid="030feb5b"/>
    </style:style>
    <style:style style:name="T68" style:family="text">
      <style:text-properties officeooo:rsid="03106751"/>
    </style:style>
    <style:style style:name="T69" style:family="text">
      <style:text-properties officeooo:rsid="0317482f"/>
    </style:style>
    <style:style style:name="T70" style:family="text">
      <style:text-properties officeooo:rsid="0318bade"/>
    </style:style>
    <style:style style:name="T71" style:family="text">
      <style:text-properties officeooo:rsid="031c8e32"/>
    </style:style>
    <style:style style:name="T72" style:family="text">
      <style:text-properties officeooo:rsid="031e39c1"/>
    </style:style>
    <style:style style:name="T73" style:family="text">
      <style:text-properties officeooo:rsid="031f6f79"/>
    </style:style>
    <style:style style:name="T74" style:family="text">
      <style:text-properties officeooo:rsid="03204260"/>
    </style:style>
    <style:style style:name="T75" style:family="text">
      <style:text-properties officeooo:rsid="03279c5c"/>
    </style:style>
    <style:style style:name="T76" style:family="text">
      <style:text-properties officeooo:rsid="032cf4d4"/>
    </style:style>
    <style:style style:name="T77" style:family="text">
      <style:text-properties officeooo:rsid="0330afca"/>
    </style:style>
    <style:style style:name="T78" style:family="text">
      <style:text-properties officeooo:rsid="0332c404"/>
    </style:style>
    <style:style style:name="T79" style:family="text">
      <style:text-properties officeooo:rsid="03344961"/>
    </style:style>
    <style:style style:name="T80" style:family="text">
      <style:text-properties officeooo:rsid="0303035b"/>
    </style:style>
    <style:style style:name="T81" style:family="text">
      <style:text-properties officeooo:rsid="01dff054"/>
    </style:style>
    <style:style style:name="T82" style:family="text">
      <style:text-properties officeooo:rsid="033abe56"/>
    </style:style>
    <style:style style:name="T83" style:family="text">
      <style:text-properties officeooo:rsid="033bb695"/>
    </style:style>
    <style:style style:name="T84" style:family="text">
      <style:text-properties officeooo:rsid="03401ab6"/>
    </style:style>
    <style:style style:name="T85" style:family="text">
      <style:text-properties officeooo:rsid="0340fb2a"/>
    </style:style>
    <style:style style:name="T86" style:family="text">
      <style:text-properties officeooo:rsid="0342b723"/>
    </style:style>
    <style:style style:name="T87" style:family="text">
      <style:text-properties officeooo:rsid="0349c53c"/>
    </style:style>
    <style:style style:name="T88" style:family="text">
      <style:text-properties officeooo:rsid="034ca3bb"/>
    </style:style>
    <style:style style:name="T89" style:family="text">
      <style:text-properties officeooo:rsid="034da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5">Esser-</text:span>Skala, 20<text:span text:style-name="T68">20</text:span></text:p>
      <text:p text:style-name="P22"/>
      <text:p text:style-name="P22"/>
      <text:p text:style-name="P12">© 20<text:span text:style-name="T68">20</text:span> by Wolfgang <text:span text:style-name="T55">Esser-</text:span>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11"/>
      <text:p text:style-name="P13">Music engraving by LilyPond 2.18.0 (http://www.lilypond.org).<text:span text:style-name="T52"><text:line-break/>Front matter</text:span> typeset with EB Garamond (http://www.georgduffner.at/ebgaramond).</text:p>
      <text:p text:style-name="P22"/>
      <text:p text:style-name="P10">First <text:span text:style-name="T55">version</text:span>, <text:span text:style-name="T68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9">https://digital.staatsbibliothek-berlin.de/werkansicht/?PPN=PPN1023705923<text:line-break/><text:tab/></text:span>(siglum<text:span text:style-name="T57"> </text:span>Mus.<text:span text:style-name="T59">ms. 21400</text:span>)</text:p>
      <text:p text:style-name="P2"/>
      <text:p text:style-name="P7">In general, this edition closely follows the <text:span text:style-name="T58">manuscript. </text:span>Any<text:span text:style-name="T64"> </text:span>changes <text:span text:style-name="T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80">A, alto; B, basso; </text:span>Ms, manuscript;<text:span text:style-name="T59"> </text:span>org, organ; <text:span text:style-name="T8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3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6">Esser-</text:span>Skala</text:p>
      <text:p text:style-name="P19"/>
      <text:p text:style-name="P19"/>
      <text:p text:style-name="P20">Das verlohrne Schäflein (Canto 1)<text:span text:style-name="T86"><text:line-break/>Das bewegte Schäflein (Canto 1)<text:line-break/>Das reuige Schäflein (Canto 1)<text:line-break/>Das demüthige Schäflein (Canto 2)<text:line-break/>Das Evangelium (Alto 1)</text:span></text:p>
      <text:p text:style-name="P21">Der Evangeliſte (Tenore)<text:span text:style-name="T77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5">-</text:span> und ſter<text:span text:style-name="T65">-</text:span><text:line-break/>bende<text:line-break/>Gute Hirte,<text:line-break/>am<text:line-break/>Heil. Char<text:span text:style-name="T65">-</text:span>Freytage,<text:line-break/>1727<text:line-break/>In Hoch<text:span text:style-name="T65">-</text:span>Fürſtl. Schloß<text:span text:style-name="T65">-</text:span>Kirche<text:line-break/>zum Friedenſtein,<text:line-break/>Musicaliſch aufgeführet,<text:line-break/>und in<text:line-break/>gebundene und harmoniſche Zei<text:span text:style-name="T65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5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5"><text:tab/></text:span><text:line-break/><text:line-break/>Du ſollſt in dieſen Blättern deinen Heyland in ſeinem blutigen Leiden und Sterben ſehen. Dir iſt aber nicht unbekandt, wie e<text:span text:style-name="T6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5">Weder</text:span> mein Vorſatz, noch der Raum <text:span text:style-name="T65">l</text:span>eiden es, die Zärtlichkeiten, womit ein treuer Hirte ſeiner geliebten Heerde<text:span text:style-name="T65"> begegnet, hier weitläufig zu beſchreiben, ſondern ich ſetze nur die Worte Jeſu, Joh. X: </text:span><text:span text:style-name="T2">Ein guter Hirte läſſet ſein Leben für die Schafe</text:span><text:span text:style-name="T65">, zu weiterer Betrachtung auch, weil doch von der Liebe eines </text:span><text:span text:style-name="T2">guten Hirten</text:span><text:span text:style-name="T65"> gegen ſeine Heerde gewiß keine größre Probe verlanget, mithin auch nichts Höhers geſagt werden kan.<text:tab/><text:line-break/>Und ſiehe! hier lieget </text:span><text:span text:style-name="T2">dein guter Hirte</text:span><text:span text:style-name="T6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5">. O! ſo erſchrick demnach vor dem Donner des </text:span><text:span text:style-name="T2">Geſetzes</text:span><text:span text:style-name="T65">, wenn du bey ſeinem Tode Berge und Felſen, als erſtaunliche Trauer-Glocken klingen höreſt. Verbinde aber auch dein Hertze mit den Troſt-Sp??ereyen des ſüßen </text:span><text:span text:style-name="T2">Evangelii</text:span><text:span text:style-name="T65">, wenn du bedenkeſt, daß alle deine Sünden in dem Grabe deines </text:span><text:span text:style-name="T2">guten Hirten</text:span><text:span text:style-name="T65"> verſchloßen seyn. So wirſt du ſeinen Sterbens-Tag, als ein getreues </text:span><text:span text:style-name="T2">Schäflein</text:span><text:span text:style-name="T65"> ihm wohlgefällig, und dir höchſt-erſprießlich begehren, und dermahleinſt mit ihm dich ewig erfreuen.</text:span></text:p>
      <text:p text:style-name="P16"><text:soft-page-break/><text:span text:style-name="T62">p a r s <text:s text:c="2"/></text:span><text:span text:style-name="T63">i</text:span></text:p>
      <text:p text:style-name="P14"/>
      <text:p text:style-name="P28">1<text:span text:style-name="T61">.1</text:span><text:tab/>Choral: <text:tab/><text:span text:style-name="T68">Jeſu! frommer Menschenheerden<text:tab/>3</text:span><text:line-break/><text:line-break/><text:span text:style-name="T6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9">1.2<text:tab/>Recitativo:<text:tab/>Betrübter Fall<text:tab/>1</text:span><text:span text:style-name="T11"><text:line-break/><text:line-break/></text:span><text:span text:style-name="T69">Das</text:span><text:span text:style-name="T11"><text:tab/>Betrübter Fall! ach unglückſeelger Bißen!<text:line-break/></text:span><text:span text:style-name="T69">verlohrne</text:span><text:span text:style-name="T11"><text:tab/>Wie viel haſt du mir doch entrißen?<text:line-break/></text:span><text:span text:style-name="T6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0">1.3<text:tab/>Aria:<text:tab/>Ach, wo bin ich hingerathen<text:tab/>1</text:span><text:span text:style-name="T13"><text:line-break/><text:line-break/></text:span><text:span text:style-name="T70">Das</text:span><text:span text:style-name="T13"><text:tab/>Ach, wo bin ich hingerathen!<text:line-break/></text:span><text:span text:style-name="T69">verlohrne</text:span><text:span text:style-name="T13"><text:tab/>Ach, wie hab ich mich verirrt!<text:line-break/></text:span><text:span text:style-name="T6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1">1.4<text:tab/>Recitativo:<text:tab/>Auf Sünde folget Fluch und Strafe<text:tab/>1</text:span><text:span text:style-name="T15"><text:line-break/><text:line-break/></text:span><text:span text:style-name="T7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2">1.5<text:tab/>Aria:<text:tab/>Wer ein Paradieß verſchertzet<text:tab/>1</text:span><text:span text:style-name="T17"><text:line-break/><text:line-break/></text:span><text:span text:style-name="T7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2">1.7<text:tab/>Aria:<text:tab/>Sein Hertze brennt in ſüßen Liebesflammen<text:tab/>1<text:line-break/><text:line-break/>Das</text:span><text:span text:style-name="T17"><text:tab/>Sein Hertze brennt in ſüßen Liebesflammen</text:span><text:span text:style-name="T7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5">1.9<text:tab/>Choral: <text:tab/>Hungrig, durſtig und ſehr matt<text:tab/>3</text:span><text:span text:style-name="T20"><text:line-break/><text:line-break/></text:span><text:span text:style-name="T6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6">1</text:span>.<text:span text:style-name="T7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1">1.11<text:tab/>Recitativo:<text:tab/>Die Liebe deines Hirten<text:tab/>1</text:span><text:span text:style-name="T27"><text:line-break/><text:line-break/></text:span><text:span text:style-name="T78">Der</text:span><text:span text:style-name="T27"><text:tab/></text:span><text:span text:style-name="T28">Die Liebe deines Hirten<text:line-break/></text:span><text:span text:style-name="T7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6">1.12<text:tab/>Aria:<text:tab/>Dein Exempel<text:tab/>1</text:span><text:span text:style-name="T29"><text:line-break/><text:line-break/></text:span><text:span text:style-name="T79">Das<text:tab/></text:span><text:span text:style-name="T29">Dein Exempe</text:span><text:span text:style-name="T35">l</text:span><text:span text:style-name="T79"><text:line-break/>demüthige</text:span><text:span text:style-name="T29"><text:tab/>ſoll mir ſtets</text:span><text:span text:style-name="T36"> vor Augen seyn.</text:span><text:span text:style-name="T29"><text:line-break/></text:span><text:span text:style-name="T7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1">1.13<text:tab/>Recitativo:<text:tab/>Ein böſes Schaf<text:tab/>1</text:span><text:span text:style-name="T38"><text:line-break/><text:line-break/></text:span><text:span text:style-name="T82">Der</text:span><text:span text:style-name="T38"><text:tab/>Ein böſes Schaf von Jesu </text:span><text:span text:style-name="T40">g</text:span><text:span text:style-name="T38">uter Heerde,<text:line-break/></text:span><text:span text:style-name="T8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1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4">1.16<text:tab/>Recitativo:<text:tab/>Gott muß durch Blut und Todt verſöhnet ſeyn<text:tab/>1</text:span><text:span text:style-name="T43"><text:line-break/><text:line-break/></text:span><text:span text:style-name="T8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5">Das</text:span><text:span text:style-name="T44"><text:tab/>Und dieſer hat ſich in die Pein<text:line-break/></text:span><text:span text:style-name="T85">Evangelium</text:span><text:span text:style-name="T44"><text:tab/>aus Liebe für dich hingegeben.<text:line-break/><text:line-break/></text:span><text:span text:style-name="T8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5">Das</text:span><text:span text:style-name="T44"><text:tab/>Dein Hirte aber reißt dich aus dem Folter Hauß<text:line-break/></text:span><text:span text:style-name="T8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4"><text:span text:style-name="T8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4"/>
      <text:p text:style-name="P44"/>
      <text:p text:style-name="P44"/>
      <text:p text:style-name="P45"><text:soft-page-break/>1.18<text:tab/><text:span text:style-name="T8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5"/>
      <text:p text:style-name="P45"/>
      <text:p text:style-name="P46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88">JESUS, der</text:span><text:span text:style-name="T49"><text:tab/>Mein Vater! kan es möglich ſeyn,<text:line-break/></text:span><text:span text:style-name="T8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89">Der</text:span><text:span text:style-name="T50"><text:tab/>Der einzge Troſt auf dieſer Welt,<text:line-break/></text:span><text:span text:style-name="T8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6"/>
      <text:p text:style-name="P46"/>
      <text:p text:style-name="P47"><text:span text:style-name="T8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20:12:02.691779370</dc:date>
    <dc:creator>Wolfgang Skala</dc:creator>
    <meta:editing-duration>P8DT11H19M44S</meta:editing-duration>
    <meta:editing-cycles>778</meta:editing-cycles>
    <meta:generator>LibreOffice/4.2.8.2$Linux_X86_64 LibreOffice_project/420m0$Build-2</meta:generator>
    <meta:document-statistic meta:table-count="0" meta:image-count="1" meta:object-count="0" meta:page-count="8" meta:paragraph-count="41" meta:word-count="1738" meta:character-count="10891" meta:non-whitespace-character-count="9006"/>
  </office:meta>
</office:document-meta>
</file>